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color="#c9211e"/>
    </style:style>
    <style:style style:name="P3" style:family="paragraph" style:parent-style-name="Standard">
      <style:text-properties officeooo:paragraph-rsid="000ddb4d"/>
    </style:style>
    <style:style style:name="P4" style:family="paragraph" style:parent-style-name="Standard">
      <style:text-properties officeooo:rsid="000ddb4d" officeooo:paragraph-rsid="000ddb4d"/>
    </style:style>
    <style:style style:name="P5" style:family="paragraph" style:parent-style-name="Standard">
      <style:text-properties fo:font-weight="bold" officeooo:rsid="000e3901" style:font-weight-asian="bold" style:font-weight-complex="bold"/>
    </style:style>
    <style:style style:name="P6" style:family="paragraph" style:parent-style-name="Standard">
      <style:text-properties officeooo:paragraph-rsid="000e3901"/>
    </style:style>
    <style:style style:name="T1" style:family="text">
      <style:text-properties fo:font-weight="bold" style:font-weight-asian="bold" style:font-weight-complex="bold"/>
    </style:style>
    <style:style style:name="T2" style:family="text">
      <style:text-properties fo:font-weight="bold" officeooo:rsid="000e3901" style:font-weight-asian="bold" style:font-weight-complex="bold"/>
    </style:style>
    <style:style style:name="T3" style:family="text">
      <style:text-properties fo:font-size="16pt" style:font-size-asian="16pt" style:font-size-complex="16pt"/>
    </style:style>
    <style:style style:name="T4" style:family="text">
      <style:text-properties officeooo:rsid="000e3901"/>
    </style:style>
    <style:style style:name="T5" style:family="text">
      <style:text-properties fo:font-size="14pt" fo:font-weight="bold" style:font-size-asian="14pt" style:font-weight-asian="bold" style:font-size-complex="14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 Instruction</text:p>
      <text:p text:style-name="Standard"/>
      <text:p text:style-name="Standard"/>
      <text:p text:style-name="Standard">A zip folder containing the exercises will be uploaded on moodle.</text:p>
      <text:p text:style-name="Standard">There are <text:span text:style-name="T4">3</text:span> exercises, <text:span text:style-name="T4">for a total of 32</text:span> point<text:span text:style-name="T4">s</text:span>, in the <text:span text:style-name="T4">Crypto and Web</text:span> areas of the course:</text:p>
      <text:p text:style-name="Standard"><text:tab/>1) <text:span text:style-name="T4">Exercise 1 – 10 points</text:span></text:p>
      <text:p text:style-name="Standard"><text:tab/>2) <text:span text:style-name="T4">Exercise 2 – 11 points</text:span></text:p>
      <text:p text:style-name="Standard"><text:tab/>3) <text:span text:style-name="T4">Exercise 3 – 11 points</text:span></text:p>
      <text:p text:style-name="Standard"/>
      <text:p text:style-name="Standard"/>
      <text:p text:style-name="Standard">If you have problems with files, please contact us immediately.</text:p>
      <text:p text:style-name="Standard"/>
      <text:p text:style-name="Standard">For each exercise, we supply two additional hints (available on Moodle), that can help you if you need.</text:p>
      <text:p text:style-name="P2">Opening a hint will automatically remove <text:span text:style-name="T4">3</text:span> points. We don’t give negative grade for an exercise, e.g., if</text:p>
      <text:p text:style-name="P2">you open an hint but you don’t solve that exercise.</text:p>
      <text:p text:style-name="Standard">You can open the same hint all the times you want.</text:p>
      <text:p text:style-name="Standard"/>
      <text:p text:style-name="Standard">To solve an exercise, you need to find a flag in the <text:span text:style-name="T4">spritz{...} format</text:span>, and send it to us along a</text:p>
      <text:p text:style-name="Standard">description of what you did to find it (write-up), the eventual code you wrote.</text:p>
      <text:p text:style-name="Standard"/>
      <text:p text:style-name="Standard">To submit your answer, <text:span text:style-name="T4">upload a zip containing all the files on the corresponding assignment on Moodle</text:span>.</text:p>
      <text:p text:style-name="P5"/>
      <text:p text:style-name="P6"><text:span text:style-name="T2">You cannot use online tools to AUTOMATICALLY solve the exercises (e.g., automatic cesar solver that finds the right shift for you), but you are allowed to browse the internet if you have doubts about python functions, libraries, etc.</text:span></text:p>
      <text:p text:style-name="Standard"/>
      <text:p text:style-name="Standard"><text:span text:style-name="T5">NOTES</text:span></text:p>
      <text:p text:style-name="Standard"/>
      <text:p text:style-name="P3">Note I: The exercises order doesn’t matter, you can start from whatever you think is the best.</text:p>
      <text:p text:style-name="Standard"/>
      <text:p text:style-name="Standard">Note II: If you are stuck, use a hint or move to the next exercise. If you think there is an error in the</text:p>
      <text:p text:style-name="Standard">binary/exercise, please contact us!</text:p>
      <text:p text:style-name="Standard"/>
      <text:p text:style-name="P4">Note I<text:span text:style-name="T4">II</text:span>: Remember to use Python 3 or above <text:span text:style-name="T4">when running the exercises.</text:span></text:p>
      <text:p text:style-name="Standard"/>
      <text:p text:style-name="Standard">Note <text:span text:style-name="T4">I</text:span>V: Please submit everything you did, even if you did not fully solved the exercises. You can still</text:p>
      <text:p text:style-name="Standard">gain some precious poi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09:23:26.582639870</meta:creation-date>
    <dc:date>2021-11-12T09:41:45.376587606</dc:date>
    <meta:editing-duration>PT5M5S</meta:editing-duration>
    <meta:editing-cycles>2</meta:editing-cycles>
    <meta:generator>LibreOffice/6.4.7.2$Linux_X86_64 LibreOffice_project/40$Build-2</meta:generator>
    <meta:document-statistic meta:table-count="0" meta:image-count="0" meta:object-count="0" meta:page-count="1" meta:paragraph-count="22" meta:word-count="286" meta:character-count="1575" meta:non-whitespace-character-count="1305"/>
  </office:meta>
</office:document-meta>
</file>